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103" officeooo:paragraph-rsid="001c6103"/>
    </style:style>
    <style:style style:name="P2" style:family="paragraph" style:parent-style-name="Standard">
      <style:text-properties officeooo:paragraph-rsid="001c6103"/>
    </style:style>
    <style:style style:name="P3" style:family="paragraph" style:parent-style-name="Standard">
      <style:text-properties officeooo:paragraph-rsid="001d0f46"/>
    </style:style>
    <style:style style:name="P4" style:family="paragraph" style:parent-style-name="Standard">
      <style:text-properties style:font-name="FreeMono" officeooo:paragraph-rsid="001c6103"/>
    </style:style>
    <style:style style:name="P5" style:family="paragraph" style:parent-style-name="Standard">
      <style:text-properties style:font-name="FreeMono" officeooo:paragraph-rsid="001d0f46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FreeMono" officeooo:paragraph-rsid="001c6103"/>
    </style:style>
    <style:style style:name="P8" style:family="paragraph" style:parent-style-name="Standard">
      <style:text-properties style:font-name="FreeMono" officeooo:paragraph-rsid="0029752f"/>
    </style:style>
    <style:style style:name="P9" style:family="paragraph" style:parent-style-name="Standard">
      <style:text-properties style:font-name="FreeMono" officeooo:rsid="0029752f" officeooo:paragraph-rsid="0029752f"/>
    </style:style>
    <style:style style:name="P10" style:family="paragraph" style:parent-style-name="Standard">
      <style:text-properties style:font-name="FreeMono" officeooo:rsid="002ba8c7" officeooo:paragraph-rsid="002ba8c7"/>
    </style:style>
    <style:style style:name="P11" style:family="paragraph" style:parent-style-name="Standard">
      <style:text-properties officeooo:paragraph-rsid="001c6103"/>
    </style:style>
    <style:style style:name="P12" style:family="paragraph" style:parent-style-name="Standard">
      <style:text-properties fo:color="#81d41a" loext:opacity="100%" style:font-name="FreeMono" fo:font-weight="bold" officeooo:rsid="00225bb5" officeooo:paragraph-rsid="00225bb5" style:font-weight-asian="bold" style:font-weight-complex="bold"/>
    </style:style>
    <style:style style:name="P13" style:family="paragraph" style:parent-style-name="Standard">
      <style:text-properties fo:color="#81d41a" loext:opacity="100%" style:font-name="FreeMono" fo:font-weight="bold" officeooo:rsid="00225bb5" officeooo:paragraph-rsid="0023f72b" style:font-weight-asian="bold" style:font-weight-complex="bold"/>
    </style:style>
    <style:style style:name="P14" style:family="paragraph" style:parent-style-name="Standard">
      <style:text-properties fo:color="#81d41a" loext:opacity="100%" style:font-name="FreeMono" fo:font-weight="bold" officeooo:rsid="00225bb5" officeooo:paragraph-rsid="00245ed9" style:font-weight-asian="bold" style:font-weight-complex="bold"/>
    </style:style>
    <style:style style:name="P15" style:family="paragraph" style:parent-style-name="Standard">
      <style:text-properties fo:color="#81d41a" loext:opacity="100%" style:font-name="FreeMono" fo:font-weight="bold" officeooo:rsid="00225bb5" officeooo:paragraph-rsid="0024ef26" style:font-weight-asian="bold" style:font-weight-complex="bold"/>
    </style:style>
    <style:style style:name="P16" style:family="paragraph" style:parent-style-name="Standard">
      <style:text-properties fo:color="#81d41a" loext:opacity="100%" style:font-name="FreeMono" fo:font-weight="bold" officeooo:rsid="00225bb5" officeooo:paragraph-rsid="0026cd9b" style:font-weight-asian="bold" style:font-weight-complex="bold"/>
    </style:style>
    <style:style style:name="P17" style:family="paragraph" style:parent-style-name="Standard">
      <style:text-properties fo:color="#81d41a" loext:opacity="100%" style:font-name="FreeMono" fo:font-weight="bold" officeooo:rsid="00225bb5" officeooo:paragraph-rsid="0027b1f1" style:font-weight-asian="bold" style:font-weight-complex="bold"/>
    </style:style>
    <style:style style:name="P18" style:family="paragraph" style:parent-style-name="Standard">
      <style:text-properties fo:color="#81d41a" loext:opacity="100%" style:font-name="FreeMono" fo:font-weight="bold" officeooo:rsid="00225bb5" officeooo:paragraph-rsid="0029752f" style:font-weight-asian="bold" style:font-weight-complex="bold"/>
    </style:style>
    <style:style style:name="P19" style:family="paragraph" style:parent-style-name="Standard">
      <style:text-properties officeooo:rsid="001c6103" officeooo:paragraph-rsid="001c6103"/>
    </style:style>
    <style:style style:name="T1" style:family="text">
      <style:text-properties officeooo:rsid="001c6103"/>
    </style:style>
    <style:style style:name="T2" style:family="text">
      <style:text-properties officeooo:rsid="001d0f46"/>
    </style:style>
    <style:style style:name="T3" style:family="text">
      <style:text-properties officeooo:rsid="001fabe6"/>
    </style:style>
    <style:style style:name="T4" style:family="text">
      <style:text-properties fo:color="#81d41a" loext:opacity="100%" fo:font-weight="bold" style:font-weight-asian="bold" style:font-weight-complex="bold"/>
    </style:style>
    <style:style style:name="T5" style:family="text">
      <style:text-properties fo:color="#81d41a" loext:opacity="100%" fo:font-weight="bold" officeooo:rsid="00225bb5" style:font-weight-asian="bold" style:font-weight-complex="bold"/>
    </style:style>
    <style:style style:name="T6" style:family="text">
      <style:text-properties fo:color="#81d41a" loext:opacity="100%" fo:font-weight="bold" officeooo:rsid="00245ed9" style:font-weight-asian="bold" style:font-weight-complex="bold"/>
    </style:style>
    <style:style style:name="T7" style:family="text">
      <style:text-properties fo:color="#81d41a" loext:opacity="100%" fo:font-weight="bold" officeooo:rsid="0029752f" style:font-weight-asian="bold" style:font-weight-complex="bold"/>
    </style:style>
    <style:style style:name="T8" style:family="text">
      <style:text-properties fo:color="#81d41a" loext:opacity="100%" fo:font-weight="bold" officeooo:rsid="002b45dd" style:font-weight-asian="bold" style:font-weight-complex="bold"/>
    </style:style>
    <style:style style:name="T9" style:family="text">
      <style:text-properties fo:color="#81d41a" loext:opacity="100%" fo:font-weight="bold" officeooo:rsid="002d63ed" style:font-weight-asian="bold" style:font-weight-complex="bold"/>
    </style:style>
    <style:style style:name="T10" style:family="text">
      <style:text-properties officeooo:rsid="0023f72b"/>
    </style:style>
    <style:style style:name="T11" style:family="text">
      <style:text-properties officeooo:rsid="00245ed9"/>
    </style:style>
    <style:style style:name="T12" style:family="text">
      <style:text-properties officeooo:rsid="0024ef26"/>
    </style:style>
    <style:style style:name="T13" style:family="text">
      <style:text-properties officeooo:rsid="0026cd9b"/>
    </style:style>
    <style:style style:name="T14" style:family="text">
      <style:text-properties officeooo:rsid="0027b1f1"/>
    </style:style>
    <style:style style:name="T15" style:family="text">
      <style:text-properties officeooo:rsid="0029752f"/>
    </style:style>
    <style:style style:name="T16" style:family="text">
      <style:text-properties officeooo:rsid="002b4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span text:style-name="T3">HOJA 2 EJERCICIOS SQL </text:span></text:p>
      <text:p text:style-name="Standard"/>
      <text:p text:style-name="Standard"/>
      <text:p text:style-name="Standard"/>
      <text:p text:style-name="Standard"><text:span text:style-name="T1">1.- </text:span>Selecciona a todos los usuarios cuya <text:span text:style-name="Source_20_Text">fecha</text:span> sea posterior al año 2020.</text:p>
      <text:p text:style-name="Standard"/>
      <text:p text:style-name="P12">select concat(nombre,’ ’,apellidos) as usuarios, fehca from usuarios WHERE YEAR(fecha) &gt; 2020;</text:p>
      <text:p text:style-name="Standard"/>
      <text:p text:style-name="P2"><text:span text:style-name="T1">2.- </text:span>Selecciona a los usuarios cuyo apellido sea <text:span text:style-name="Source_20_Text">Pérez</text:span>.</text:p>
      <text:p text:style-name="Standard"/>
      <text:p text:style-name="P12">SELECT nombre,apellidos FROM usuarios WHERE apellidos = ‘Pérez’;</text:p>
      <text:p text:style-name="Standard"/>
      <text:p text:style-name="P2"><text:span text:style-name="T1">3.- </text:span>Muestra todos los usuarios cuyo <text:span text:style-name="Source_20_Text">email</text:span> termina en <text:span text:style-name="Source_20_Text">@example.com</text:span>.</text:p>
      <text:p text:style-name="P2"/>
      <text:p text:style-name="P12">SELECT <text:span text:style-name="T10">CONCAT(nombre,’ ‘,apellidos) AS usuarios,email FROM usuarios WHERE email LIKE ‘%_@example.com’;</text:span></text:p>
      <text:p text:style-name="P2"/>
      <text:p text:style-name="P2"><text:span text:style-name="T1">4.- </text:span>Cuenta cuántos usuarios hay en la tabla <text:span text:style-name="Source_20_Text">usuarios</text:span>.</text:p>
      <text:p text:style-name="P2"/>
      <text:p text:style-name="P13">SELECT <text:span text:style-name="T11">COUNT(nombre) AS UsuariosContados FROM usuarios;</text:span></text:p>
      <text:p text:style-name="P2"/>
      <text:p text:style-name="P2"><text:span text:style-name="T1">5.- </text:span>Selecciona todos los usuarios cuyo <text:span text:style-name="Source_20_Text">nombre</text:span> comienza con la letra "J".</text:p>
      <text:p text:style-name="P2"/>
      <text:p text:style-name="P14">SELECT <text:span text:style-name="T11">CONCAT(nombre,’ ‘,apellidos) AS USUARIOS FROM usuarios WHERE nombre LIKE ‘%j%’;</text:span></text:p>
      <text:p text:style-name="P2"/>
      <text:p text:style-name="P2"><text:span text:style-name="T1">6.-</text:span>Muestra todos los usuarios cuya <text:span text:style-name="Source_20_Text">fecha</text:span> esté entre el 2021 y el 2023.</text:p>
      <text:p text:style-name="P1"/>
      <text:p text:style-name="P15">SELECT <text:span text:style-name="T11">CONCAT(nombre,’ ’,apellidos) AS USUARIOS,</text:span><text:span text:style-name="T12">fecha FROM usuarios</text:span><text:span text:style-name="T11"> </text:span><text:span text:style-name="T12">WHERE YEAR(fecha)</text:span><text:span text:style-name="T11"> </text:span><text:span text:style-name="T12">BETWEEN 2021 AND 2023;</text:span></text:p>
      <text:p text:style-name="P1"/>
      <text:p text:style-name="P2"><text:span text:style-name="T1">7.- </text:span>Muestra todos los usuarios ordenados por <text:span text:style-name="Source_20_Text">fecha</text:span> de registro en orden ascendente.</text:p>
      <text:p text:style-name="P2"/>
      <text:p text:style-name="P16">SELECT <text:span text:style-name="T11">CONCAT(nombre,’ ‘,apellidos) AS USUARIOS,</text:span><text:span text:style-name="T13">fecha</text:span><text:span text:style-name="T11"> FROM usuarios </text:span><text:span text:style-name="T13">ORDER BY fecha ASC</text:span><text:span text:style-name="T11">;</text:span></text:p>
      <text:p text:style-name="P2"/>
      <text:p text:style-name="P2"><text:span text:style-name="T1">8.- </text:span>Muestra todos los usuarios ordenados por <text:span text:style-name="Source_20_Text">apellidos</text:span> en orden ascendente.</text:p>
      <text:p text:style-name="P2"/>
      <text:p text:style-name="P16">SELECT <text:span text:style-name="T13">apellidos </text:span><text:span text:style-name="T11">FROM usuarios </text:span><text:span text:style-name="T13">ORDER BY apellidos ASC</text:span><text:span text:style-name="T12">;</text:span></text:p>
      <text:p text:style-name="P2"/>
      <text:p text:style-name="P2"><text:span text:style-name="T1">9.- </text:span>Selecciona a los usuarios que se llamen <text:span text:style-name="Source_20_Text">Juan</text:span> o <text:span text:style-name="Source_20_Text">Laura</text:span>.</text:p>
      <text:p text:style-name="P4"/>
      <text:p text:style-name="P17">SELECT <text:span text:style-name="T11">CONCAT(nombre,’ ‘,apellidos) AS USUARIOS FROM usuarios </text:span><text:span text:style-name="T14">WHERE nombre=’juan’ OR nombre=’laura’</text:span><text:span text:style-name="T11">;</text:span></text:p>
      <text:p text:style-name="P2"/>
      <text:p text:style-name="P2"><text:span text:style-name="T1">10.- </text:span>Muestra los usuarios cuyo <text:span text:style-name="Source_20_Text">email</text:span> no contiene el dominio <text:span text:style-name="Source_20_Text">@example.com</text:span>.</text:p>
      <text:p text:style-name="P4"/>
      <text:p text:style-name="P18">SELECT <text:span text:style-name="T11">CONCAT(nombre,’ ‘,apellidos) AS USUARIOS,</text:span><text:span text:style-name="T15">email</text:span><text:span text:style-name="T11"> FROM usuarios </text:span><text:span text:style-name="T15">WHERE emai</text:span><text:span text:style-name="T16">l NOT LIKE</text:span><text:span text:style-name="T15"> ‘@example.com’;</text:span></text:p>
      <text:p text:style-name="P2"/>
      <text:p text:style-name="P2"><text:span text:style-name="T1">11.- </text:span>Cuenta el número de usuarios registrados cada año y muestra los resultados agrupados por año.</text:p>
      <text:p text:style-name="P2"/>
      <text:p text:style-name="P4"/>
      <text:p text:style-name="P2"><text:soft-page-break/></text:p>
      <text:p text:style-name="P1"/>
      <text:p text:style-name="P2"><text:span text:style-name="T1">12.- </text:span>Selecciona el año en el que se registró la mayor cantidad de usuarios. Usa <text:span text:style-name="Source_20_Text">HAVING</text:span> para filtrar el año con la cuenta máxima.</text:p>
      <text:p text:style-name="P2"/>
      <text:p text:style-name="P4">SELECT YEAR(fecha) AS anio, COUNT(*) AS total_usuarios</text:p>
      <text:p text:style-name="P4">FROM usuarios</text:p>
      <text:p text:style-name="P4">GROUP BY anio</text:p>
      <text:p text:style-name="P4">HAVING total_usuarios = (</text:p>
      <text:p text:style-name="P4"><text:s text:c="4"/>SELECT MAX(cantidad)</text:p>
      <text:p text:style-name="P4"><text:s text:c="4"/>FROM (SELECT COUNT(*) AS cantidad</text:p>
      <text:p text:style-name="P4"><text:s text:c="10"/>FROM usuarios</text:p>
      <text:p text:style-name="P4"><text:s text:c="10"/>GROUP BY YEAR(fecha)) AS subquery</text:p>
      <text:p text:style-name="P4">);</text:p>
      <text:p text:style-name="P1"/>
      <text:p text:style-name="P2"><text:span text:style-name="T1">13.- </text:span>Muestra los usuarios cuya <text:span text:style-name="Source_20_Text">password</text:span> tiene menos de 10 caracteres.</text:p>
      <text:p text:style-name="P4"/>
      <text:p text:style-name="P10"><text:span text:style-name="T5">SELECT * </text:span><text:span text:style-name="T4">FROM USUARIOS WHERE LENGTH(password) &lt; 10;</text:span></text:p>
      <text:p text:style-name="P2"/>
      <text:p text:style-name="P2"><text:span text:style-name="T1">14.- </text:span>Elimina los usuarios cuya <text:span text:style-name="Source_20_Text">fecha</text:span> sea anterior al 2020.</text:p>
      <text:p text:style-name="P4"/>
      <text:p text:style-name="P10"><text:span text:style-name="T4">DELETE FROM usuarios WHERE YEAR(fecha) &lt; 2020</text:span></text:p>
      <text:p text:style-name="P2"/>
      <text:p text:style-name="P2"><text:span text:style-name="T1">15.- </text:span>Muestra los nombres y apellidos de los usuarios en el formato <text:span text:style-name="Source_20_Text">apellido, nombre</text:span>.</text:p>
      <text:p text:style-name="P2"/>
      <text:p text:style-name="P10"><text:span text:style-name="T5">SELECT </text:span><text:span text:style-name="T4">CONCAT(apellidos,’, ‘,nombre) AS nombre_completo FROM usuarios;</text:span></text:p>
      <text:p text:style-name="P2"/>
      <text:p text:style-name="P2"><text:span text:style-name="T1">16.- </text:span>Muestra los usuarios cuyo <text:span text:style-name="Source_20_Text">apellido</text:span> contiene la letra "r".</text:p>
      <text:p text:style-name="P2"/>
      <text:p text:style-name="P8"><text:span text:style-name="T5">SELECT </text:span><text:span text:style-name="T6">CONCAT(nombre,’ ‘,apellidos) AS USUARIOS FROM usuarios </text:span><text:span text:style-name="T7">WHERE apellidos LIKE ‘%r%’;</text:span></text:p>
      <text:p text:style-name="P2"/>
      <text:p text:style-name="P2"><text:span text:style-name="T1">17.- </text:span><text:span text:style-name="T2">M</text:span><text:span text:style-name="T1">ostrar el nombre y la fecha de todos los registros de la tabla usuarios cuyo nombre tenga más de 5 letras y que se hayan registrado </text:span>antes de 2021. <text:span text:style-name="T2">M</text:span>ostrar el nombre en mayúscula</text:p>
      <text:p text:style-name="P2"/>
      <text:p text:style-name="P9"><text:span text:style-name="T5">SELECT </text:span><text:span text:style-name="T8">UPPER(</text:span><text:span text:style-name="T4">nombre</text:span><text:span text:style-name="T8">) </text:span><text:span text:style-name="T9">AS Nombre</text:span><text:span text:style-name="T4">,fecha FROM usuarios </text:span><text:span text:style-name="T8">WHERE </text:span><text:span text:style-name="T9">LENGTH(nombre) &gt; 5 AND YEAR(fecha) &lt; 2021;</text:span></text:p>
      <text:p text:style-name="P2"/>
      <text:p text:style-name="P3"><text:span text:style-name="T2">18.- </text:span>Agrupa y cuenta a los usuarios según la primera letra de su <text:span text:style-name="Source_20_Text">nombre</text:span>.</text:p>
      <text:p text:style-name="P3"/>
      <text:p text:style-name="P3"/>
      <text:p text:style-name="P5">SELECT LEFT(nombre, 1) AS primera_letra, COUNT(*) AS total_usuarios</text:p>
      <text:p text:style-name="P5">FROM usuarios</text:p>
      <text:p text:style-name="P5">GROUP BY primera_letra;</text:p>
      <text:p text:style-name="P3"/>
      <text:p text:style-name="P3"/>
      <text:p text:style-name="P3">Paso 1: <text:span text:style-name="T2">L</text:span>a función LEFT</text:p>
      <text:p text:style-name="P3"/>
      <text:p text:style-name="P3">La función LEFT(campo, n) en SQL extrae los primeros n caracteres de una cadena de texto en el campo especificado.</text:p>
      <text:p text:style-name="P3"/>
      <text:p text:style-name="P3">En nuestro caso, usamos LEFT(nombre, 1). Esto significa que queremos obtener solo el primer carácter del campo nombre de cada usuario.</text:p>
      <text:p text:style-name="P3"><text:soft-page-break/></text:p>
      <text:p text:style-name="P3">Ejemplos:</text:p>
      <text:p text:style-name="P3"/>
      <text:p text:style-name="P3"><text:s text:c="4"/>Si el nombre es "Juan", LEFT(nombre, 1) devuelve "J".</text:p>
      <text:p text:style-name="P3"><text:s text:c="4"/>Si el nombre es "Laura", LEFT(nombre, 1) devuelve "L".</text:p>
      <text:p text:style-name="P3"><text:s text:c="2"/></text:p>
      <text:p text:style-name="P3">Paso 2: Seleccionar la primera letra y darle un alias</text:p>
      <text:p text:style-name="P3"/>
      <text:p text:style-name="P3">En la consulta, LEFT(nombre, 1) AS primera_letra significa que estamos seleccionando la primera letra de cada nombre y la estamos mostrando en una columna llamada primera_letra.</text:p>
      <text:p text:style-name="P3"/>
      <text:p text:style-name="P3">Esta nueva columna (primera_letra) contendrá las iniciales de cada nombre en la tabla.</text:p>
      <text:p text:style-name="P3"/>
      <text:p text:style-name="P3">Paso 3: Contar el número de usuarios por cada primera letra</text:p>
      <text:p text:style-name="P3"/>
      <text:p text:style-name="P3">Después, usamos COUNT(*) para contar cuántos usuarios tienen un nombre que comienza con la misma letra. La función COUNT(*) cuenta el número total de filas en cada grupo.</text:p>
      <text:p text:style-name="P3"/>
      <text:p text:style-name="P3">Paso 4: Agrupar por la primera letra</text:p>
      <text:p text:style-name="P3"/>
      <text:p text:style-name="P3">La cláusula GROUP BY agrupa los resultados en base a un campo específico. En este caso, usamos GROUP BY primera_letra para que los usuarios se agrupen en función de la inicial de su nombre.</text:p>
      <text:p text:style-name="P3"/>
      <text:p text:style-name="P3">Esto agrupa a todos los usuarios que tienen nombres que empiezan con la misma letra y luego cuenta cuántos usuarios hay en cada grupo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3:45:43.119791517</meta:creation-date>
    <dc:date>2024-11-05T17:45:35.360552575</dc:date>
    <meta:editing-duration>PT27M4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61" meta:word-count="662" meta:character-count="4299" meta:non-whitespace-character-count="3657"/>
  </office:meta>
</office:document-meta>
</file>